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ourier new" svg:font-family="'courier new', courier, monospace"/>
  </office:font-face-decls>
  <office:automatic-styles>
    <style:style style:name="Table1" style:family="table">
      <style:table-properties style:width="15.012cm" table:align="left"/>
    </style:style>
    <style:style style:name="Table1.A" style:family="table-column">
      <style:table-column-properties style:column-width="5.338cm"/>
    </style:style>
    <style:style style:name="Table1.B" style:family="table-column">
      <style:table-column-properties style:column-width="9.675cm"/>
    </style:style>
    <style:style style:name="Table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.A7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.B7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2" style:family="table">
      <style:table-properties style:width="5.502cm" table:align="left"/>
    </style:style>
    <style:style style:name="Table2.A" style:family="table-column">
      <style:table-column-properties style:column-width="2.87cm"/>
    </style:style>
    <style:style style:name="Table2.B" style:family="table-column">
      <style:table-column-properties style:column-width="2.632cm"/>
    </style:style>
    <style:style style:name="Table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2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2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2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2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2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3" style:family="table">
      <style:table-properties style:width="8.719cm" table:align="center"/>
    </style:style>
    <style:style style:name="Table3.A" style:family="table-column">
      <style:table-column-properties style:column-width="1.737cm"/>
    </style:style>
    <style:style style:name="Table3.B" style:family="table-column">
      <style:table-column-properties style:column-width="3.588cm"/>
    </style:style>
    <style:style style:name="Table3.C" style:family="table-column">
      <style:table-column-properties style:column-width="3.394cm"/>
    </style:style>
    <style:style style:name="Table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3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3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3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3.A7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3.B7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4" style:family="table">
      <style:table-properties style:width="6.484cm" table:align="left"/>
    </style:style>
    <style:style style:name="Table4.A" style:family="table-column">
      <style:table-column-properties style:column-width="1.737cm"/>
    </style:style>
    <style:style style:name="Table4.B" style:family="table-column">
      <style:table-column-properties style:column-width="2.524cm"/>
    </style:style>
    <style:style style:name="Table4.C" style:family="table-column">
      <style:table-column-properties style:column-width="2.223cm"/>
    </style:style>
    <style:style style:name="Table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4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4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4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4.A6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4.B6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4pt"/>
    </style:style>
    <style:style style:name="P3" style:family="paragraph" style:parent-style-name="Text_20_body">
      <style:text-properties fo:font-size="14pt"/>
    </style:style>
    <style:style style:name="T1" style:family="text">
      <style:text-properties fo:color="#ff6600" loext:opacity="100%"/>
    </style:style>
    <style:style style:name="T2" style:family="text">
      <style:text-properties fo:font-size="14pt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14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intro">
        <text:section text:style-name="Sect1" text:name="yui_3_17_2_1_1662954795124_23">
          <text:p text:style-name="Standard"/>
          <text:section text:style-name="Sect1" text:name="yui_3_17_2_1_1662954795124_22">
            <text:p text:style-name="Text_20_body"><text:span text:style-name="Strong_20_Emphasis"><text:span text:style-name="T1">USAR O COMANDO SWITCH</text:span></text:span></text:p>
            <text:p text:style-name="P3">1 - Em uma central de entregas, os pacotes são separados de acordo com o CEP de destino. Escreva um programa que leia do usuário o primeiro dígito do CEP de destino e informe para qual região ele deve ser enviado, de acordo com a tabela abaixo:</text:p>
            <table:table table:name="Table1" table:style-name="Table1">
              <table:table-column table:style-name="Table1.A"/>
              <table:table-column table:style-name="Table1.B"/>
              <table:table-row table:style-name="TableLine94362703107584">
                <table:table-cell table:style-name="Table1.A1" office:value-type="string">
                  <text:p text:style-name="P1"><text:span text:style-name="Strong_20_Emphasis"><text:span text:style-name="T2">Primeiro Dígito do CEP</text:span></text:span></text:p>
                </table:table-cell>
                <table:table-cell table:style-name="Table1.B1" office:value-type="string">
                  <text:p text:style-name="P1"><text:span text:style-name="Strong_20_Emphasis"><text:span text:style-name="T2">Enviar para: </text:span></text:span></text:p>
                </table:table-cell>
              </table:table-row>
              <table:table-row table:style-name="TableLine94362703107584">
                <table:table-cell table:style-name="Table1.A2" office:value-type="string">
                  <text:p text:style-name="P2">0, 1, 2, 3</text:p>
                </table:table-cell>
                <table:table-cell table:style-name="Table1.B2" office:value-type="string">
                  <text:p text:style-name="P2">Sudeste (SP, RJ, ES, MG)</text:p>
                </table:table-cell>
              </table:table-row>
              <table:table-row table:style-name="TableLine94362703107584">
                <table:table-cell table:style-name="Table1.A2" office:value-type="string">
                  <text:p text:style-name="P2">4</text:p>
                </table:table-cell>
                <table:table-cell table:style-name="Table1.B2" office:value-type="string">
                  <text:p text:style-name="P2">Região 4 (BA, SE)</text:p>
                </table:table-cell>
              </table:table-row>
              <table:table-row table:style-name="TableLine94362703107584">
                <table:table-cell table:style-name="Table1.A2" office:value-type="string">
                  <text:p text:style-name="P2">5</text:p>
                </table:table-cell>
                <table:table-cell table:style-name="Table1.B2" office:value-type="string">
                  <text:p text:style-name="P2">Região 5 (PE, AL, PB, RN)</text:p>
                </table:table-cell>
              </table:table-row>
              <table:table-row table:style-name="TableLine94362703107584">
                <table:table-cell table:style-name="Table1.A2" office:value-type="string">
                  <text:p text:style-name="P2">6</text:p>
                </table:table-cell>
                <table:table-cell table:style-name="Table1.B2" office:value-type="string">
                  <text:p text:style-name="P2">Região 6 (CE, PI, MA, PA, AP, AM, RR, AC )</text:p>
                </table:table-cell>
              </table:table-row>
              <table:table-row table:style-name="TableLine94362703107584">
                <table:table-cell table:style-name="Table1.A2" office:value-type="string">
                  <text:p text:style-name="P2">7</text:p>
                </table:table-cell>
                <table:table-cell table:style-name="Table1.B2" office:value-type="string">
                  <text:p text:style-name="P2">Região 7 (DF, GO, TO, MT, RO, MS)</text:p>
                </table:table-cell>
              </table:table-row>
              <table:table-row table:style-name="TableLine94362703107584">
                <table:table-cell table:style-name="Table1.A7" office:value-type="string">
                  <text:p text:style-name="P2">8 ou 9 </text:p>
                </table:table-cell>
                <table:table-cell table:style-name="Table1.B7" office:value-type="string">
                  <text:p text:style-name="P2">Sul (PR, SC, RS)</text:p>
                </table:table-cell>
              </table:table-row>
            </table:table>
            <text:p text:style-name="Text_20_body"><text:span text:style-name="Strong_20_Emphasis"><text:span text:style-name="T2">Ex</text:span></text:span><text:span text:style-name="T2">: se o código digitado for 5, o programa deve imprimir em tela: "</text:span><text:span text:style-name="Strong_20_Emphasis"><text:span text:style-name="T2">Enviar para: Região 5 (PE, AL, PB, RN)</text:span></text:span><text:span text:style-name="T2">"</text:span></text:p>
            <text:p text:style-name="Text_20_body"><text:span text:style-name="T2">saiba mais em: </text:span><text:a xlink:type="simple" xlink:href="https://www.correios.com.br/enviar-e-receber/ferramentas/cep/estrutura-do-cep" text:style-name="Internet_20_link" text:visited-style-name="Visited_20_Internet_20_Link"><text:span text:style-name="T2">https://www.correios.com.br/enviar-e-receber/ferramentas/cep/estrutura-do-cep</text:span></text:a></text:p>
            <text:p text:style-name="Horizontal_20_Line"/>
            <text:p text:style-name="Text_20_body"><text:span text:style-name="Strong_20_Emphasis"><text:span text:style-name="T2">2 - Calculadora: Ler a operação de acordo com o código abaixo, depois Ler dois números e imprimir o resultado.</text:span></text:span></text:p>
            <table:table table:name="Table2" table:style-name="Table2">
              <table:table-column table:style-name="Table2.A"/>
              <table:table-column table:style-name="Table2.B"/>
              <table:table-row table:style-name="TableLine94362729187184">
                <table:table-cell table:style-name="Table2.A1" office:value-type="string">
                  <text:p text:style-name="P1"><text:span text:style-name="Strong_20_Emphasis"><text:span text:style-name="T4">código</text:span></text:span><text:line-break/><text:span text:style-name="Strong_20_Emphasis"><text:span text:style-name="T4">(símbolo)</text:span></text:span></text:p>
                </table:table-cell>
                <table:table-cell table:style-name="Table2.B1" office:value-type="string">
                  <text:p text:style-name="P1"><text:span text:style-name="Strong_20_Emphasis"><text:span text:style-name="T4">Operação</text:span></text:span></text:p>
                </table:table-cell>
              </table:table-row>
              <table:table-row table:style-name="TableLine94362729187184">
                <table:table-cell table:style-name="Table2.A2" office:value-type="string">
                  <text:p text:style-name="P1">+</text:p>
                </table:table-cell>
                <table:table-cell table:style-name="Table2.B2" office:value-type="string">
                  <text:p text:style-name="P1">soma</text:p>
                </table:table-cell>
              </table:table-row>
              <table:table-row table:style-name="TableLine94362729187184">
                <table:table-cell table:style-name="Table2.A2" office:value-type="string">
                  <text:p text:style-name="P1">-</text:p>
                </table:table-cell>
                <table:table-cell table:style-name="Table2.B2" office:value-type="string">
                  <text:p text:style-name="P1">subtração</text:p>
                </table:table-cell>
              </table:table-row>
              <table:table-row table:style-name="TableLine94362729187184">
                <table:table-cell table:style-name="Table2.A2" office:value-type="string">
                  <text:p text:style-name="P1">/</text:p>
                </table:table-cell>
                <table:table-cell table:style-name="Table2.B2" office:value-type="string">
                  <text:p text:style-name="P1">divisão</text:p>
                </table:table-cell>
              </table:table-row>
              <table:table-row table:style-name="TableLine94362729187184">
                <table:table-cell table:style-name="Table2.A5" office:value-type="string">
                  <text:p text:style-name="P1">*</text:p>
                </table:table-cell>
                <table:table-cell table:style-name="Table2.B5" office:value-type="string">
                  <text:p text:style-name="P1">multiplicação</text:p>
                </table:table-cell>
              </table:table-row>
            </table:table>
            <text:p text:style-name="Text_20_body"><text:span text:style-name="Strong_20_Emphasis">Dica:</text:span> use '+', '-', '/', '*'<text:line-break/><text:span text:style-name="Strong_20_Emphasis">Exemplo:</text:span><text:line-break/><text:span text:style-name="Strong_20_Emphasis"><text:span text:style-name="T3">Digite a operação:</text:span></text:span><text:span text:style-name="T3"> +</text:span><text:line-break/><text:span text:style-name="Strong_20_Emphasis"><text:span text:style-name="T3">Digite o primeiro Numero:</text:span></text:span><text:span text:style-name="T3"> 2</text:span><text:line-break/><text:span text:style-name="Strong_20_Emphasis"><text:span text:style-name="T3">Digite o segundo Número:</text:span></text:span><text:span text:style-name="T3"> 3</text:span><text:line-break/><text:span text:style-name="Strong_20_Emphasis"><text:span text:style-name="T3">Resultado:</text:span></text:span><text:span text:style-name="T3"> 5</text:span></text:p>
            <text:p text:style-name="Horizontal_20_Line"/>
            <text:p text:style-name="Text_20_body"><text:line-break/><text:span text:style-name="Strong_20_Emphasis"><text:span text:style-name="T2">3 - O cardápio de uma lancheria é o seguinte:</text:span></text:span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362729260656">
                <table:table-cell table:style-name="Table3.A1" office:value-type="string">
                  <text:p text:style-name="P1"><text:span text:style-name="Strong_20_Emphasis"><text:span text:style-name="T2">Código</text:span></text:span></text:p>
                </table:table-cell>
                <table:table-cell table:style-name="Table3.B1" office:value-type="string">
                  <text:p text:style-name="P1"><text:span text:style-name="Strong_20_Emphasis"><text:span text:style-name="T2">Especificação</text:span></text:span></text:p>
                </table:table-cell>
                <table:table-cell table:style-name="Table3.B1" office:value-type="string">
                  <text:p text:style-name="P1"><text:span text:style-name="Strong_20_Emphasis"><text:span text:style-name="T2">Preço Unitário</text:span></text:span></text:p>
                </table:table-cell>
              </table:table-row>
              <table:table-row table:style-name="TableLine94362729260656">
                <table:table-cell table:style-name="Table3.A2" office:value-type="string">
                  <text:p text:style-name="P2">100</text:p>
                </table:table-cell>
                <table:table-cell table:style-name="Table3.B2" office:value-type="string">
                  <text:p text:style-name="P2">Cachorro Quente</text:p>
                </table:table-cell>
                <table:table-cell table:style-name="Table3.B2" office:value-type="string">
                  <text:p text:style-name="P2">R$10,00</text:p>
                </table:table-cell>
              </table:table-row>
              <text:soft-page-break/>
              <table:table-row table:style-name="TableLine94362729260656">
                <table:table-cell table:style-name="Table3.A2" office:value-type="string">
                  <text:p text:style-name="P2">101</text:p>
                </table:table-cell>
                <table:table-cell table:style-name="Table3.B2" office:value-type="string">
                  <text:p text:style-name="P2">Bauru Simples</text:p>
                </table:table-cell>
                <table:table-cell table:style-name="Table3.B2" office:value-type="string">
                  <text:p text:style-name="P2">R$13,00</text:p>
                </table:table-cell>
              </table:table-row>
              <table:table-row table:style-name="TableLine94362729260656">
                <table:table-cell table:style-name="Table3.A2" office:value-type="string">
                  <text:p text:style-name="P2">102</text:p>
                </table:table-cell>
                <table:table-cell table:style-name="Table3.B2" office:value-type="string">
                  <text:p text:style-name="P2">Bauru c/ ovo</text:p>
                </table:table-cell>
                <table:table-cell table:style-name="Table3.B2" office:value-type="string">
                  <text:p text:style-name="P2">R$16,00</text:p>
                </table:table-cell>
              </table:table-row>
              <table:table-row table:style-name="TableLine94362729260656">
                <table:table-cell table:style-name="Table3.A2" office:value-type="string">
                  <text:p text:style-name="P2">103</text:p>
                </table:table-cell>
                <table:table-cell table:style-name="Table3.B2" office:value-type="string">
                  <text:p text:style-name="P2">Hambuguer</text:p>
                </table:table-cell>
                <table:table-cell table:style-name="Table3.B2" office:value-type="string">
                  <text:p text:style-name="P2">R$14,00</text:p>
                </table:table-cell>
              </table:table-row>
              <table:table-row table:style-name="TableLine94362729260656">
                <table:table-cell table:style-name="Table3.A2" office:value-type="string">
                  <text:p text:style-name="P2">104</text:p>
                </table:table-cell>
                <table:table-cell table:style-name="Table3.B2" office:value-type="string">
                  <text:p text:style-name="P2">Cheeseburguer</text:p>
                </table:table-cell>
                <table:table-cell table:style-name="Table3.B2" office:value-type="string">
                  <text:p text:style-name="P2">R$16,00</text:p>
                </table:table-cell>
              </table:table-row>
              <table:table-row table:style-name="TableLine94362729260656">
                <table:table-cell table:style-name="Table3.A7" office:value-type="string">
                  <text:p text:style-name="P2">105</text:p>
                </table:table-cell>
                <table:table-cell table:style-name="Table3.B7" office:value-type="string">
                  <text:p text:style-name="P2">Refrigerante</text:p>
                </table:table-cell>
                <table:table-cell table:style-name="Table3.B7" office:value-type="string">
                  <text:p text:style-name="P2">R$4,00</text:p>
                </table:table-cell>
              </table:table-row>
            </table:table>
            <text:p text:style-name="Text_20_body"><text:span text:style-name="T2">Escrever um programa que leia o </text:span><text:span text:style-name="Strong_20_Emphasis"><text:span text:style-name="T2">código do item pedido</text:span></text:span><text:span text:style-name="T2">, a </text:span><text:span text:style-name="Strong_20_Emphasis"><text:span text:style-name="T2">quantidade</text:span></text:span><text:span text:style-name="T2"> e calcule o valor a ser pago por aquele pedido. Considere que a cada execução somente será calculado um item.</text:span></text:p>
            <text:p text:style-name="Horizontal_20_Line"/>
            <text:p text:style-name="Text_20_body"><text:span text:style-name="Strong_20_Emphasis"><text:span text:style-name="T2">4 - Leia o salário atual do funcionário e código da função. De acordo com a tabela abaixo, indique o novo salário.</text:span>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362729312192">
                <table:table-cell table:style-name="Table4.A1" office:value-type="string">
                  <text:p text:style-name="P1"><text:span text:style-name="Strong_20_Emphasis"><text:span text:style-name="T2">Código</text:span></text:span></text:p>
                </table:table-cell>
                <table:table-cell table:style-name="Table4.B1" office:value-type="string">
                  <text:p text:style-name="P1"><text:span text:style-name="Strong_20_Emphasis"><text:span text:style-name="T2">Cargo</text:span></text:span></text:p>
                </table:table-cell>
                <table:table-cell table:style-name="Table4.B1" office:value-type="string">
                  <text:p text:style-name="P1"><text:span text:style-name="Strong_20_Emphasis"><text:span text:style-name="T2">Aumento</text:span></text:span></text:p>
                </table:table-cell>
              </table:table-row>
              <table:table-row table:style-name="TableLine94362729312192">
                <table:table-cell table:style-name="Table4.A2" office:value-type="string">
                  <text:p text:style-name="P2">1</text:p>
                </table:table-cell>
                <table:table-cell table:style-name="Table4.B2" office:value-type="string">
                  <text:p text:style-name="P2">Escriturário</text:p>
                </table:table-cell>
                <table:table-cell table:style-name="Table4.B2" office:value-type="string">
                  <text:p text:style-name="P2">30%</text:p>
                </table:table-cell>
              </table:table-row>
              <table:table-row table:style-name="TableLine94362729312192">
                <table:table-cell table:style-name="Table4.A2" office:value-type="string">
                  <text:p text:style-name="P2">2</text:p>
                </table:table-cell>
                <table:table-cell table:style-name="Table4.B2" office:value-type="string">
                  <text:p text:style-name="P2">Secretário</text:p>
                </table:table-cell>
                <table:table-cell table:style-name="Table4.B2" office:value-type="string">
                  <text:p text:style-name="P2">25%</text:p>
                </table:table-cell>
              </table:table-row>
              <table:table-row table:style-name="TableLine94362729312192">
                <table:table-cell table:style-name="Table4.A2" office:value-type="string">
                  <text:p text:style-name="P2">3</text:p>
                </table:table-cell>
                <table:table-cell table:style-name="Table4.B2" office:value-type="string">
                  <text:p text:style-name="P2">Caixa</text:p>
                </table:table-cell>
                <table:table-cell table:style-name="Table4.B2" office:value-type="string">
                  <text:p text:style-name="P2">20%</text:p>
                </table:table-cell>
              </table:table-row>
              <table:table-row table:style-name="TableLine94362729312192">
                <table:table-cell table:style-name="Table4.A2" office:value-type="string">
                  <text:p text:style-name="P2">4</text:p>
                </table:table-cell>
                <table:table-cell table:style-name="Table4.B2" office:value-type="string">
                  <text:p text:style-name="P2">Gerente</text:p>
                </table:table-cell>
                <table:table-cell table:style-name="Table4.B2" office:value-type="string">
                  <text:p text:style-name="P2">10%</text:p>
                </table:table-cell>
              </table:table-row>
              <table:table-row table:style-name="TableLine94362729312192">
                <table:table-cell table:style-name="Table4.A6" office:value-type="string">
                  <text:p text:style-name="P2">5</text:p>
                </table:table-cell>
                <table:table-cell table:style-name="Table4.B6" office:value-type="string">
                  <text:p text:style-name="P2">Direto</text:p>
                </table:table-cell>
                <table:table-cell table:style-name="Table4.B6" office:value-type="string">
                  <text:p text:style-name="P2">0</text:p>
                </table:table-cell>
              </table:table-row>
            </table:table>
            <text:p text:style-name="P3">Indique uma mensagem de erro se o código não existir.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ourier new" svg:font-family="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0:53:50.053255718</meta:creation-date>
    <dc:date>2022-09-12T00:54:36.134251420</dc:date>
    <meta:editing-duration>PT46S</meta:editing-duration>
    <meta:editing-cycles>1</meta:editing-cycles>
    <meta:document-statistic meta:table-count="4" meta:image-count="0" meta:object-count="0" meta:page-count="2" meta:paragraph-count="73" meta:word-count="303" meta:character-count="1605" meta:non-whitespace-character-count="1372"/>
    <meta:generator>LibreOffice/7.3.5.2$Linux_X86_64 LibreOffice_project/30$Build-2</meta:generator>
  </office:meta>
</office:document-meta>
</file>